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3e21e"/>
    </style:style>
    <style:style style:name="P2" style:family="paragraph" style:parent-style-name="Standard">
      <style:paragraph-properties fo:text-align="justify" style:justify-single-word="false" fo:break-before="page"/>
      <style:text-properties officeooo:paragraph-rsid="0003e21e"/>
    </style:style>
    <style:style style:name="T1" style:family="text">
      <style:text-properties fo:font-size="11pt" style:font-size-asian="11pt" style:font-size-complex="11pt"/>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ABSTRACT</text:span></text:p>
      <text:p text:style-name="P1"/>
      <text:p text:style-name="P1"><text:span text:style-name="T1">The idea of neuroimaging-based personalized medicine is emerging, that will allow to characterize brain disorders at the patient level and to develop tailored therapeutic protocols.</text:span></text:p>
      <text:p text:style-name="P1"><text:span text:style-name="T1">The mixture of session-to-session, subject-specific and condition-related variability in neuroimaging recordings is a crucial issue for real-life applications where only a few sessions per subject can be recorded, such as clinical diagnostic.</text:span></text:p>
      <text:p text:style-name="P1"><text:span text:style-name="T2">In this study we propose a reliable, well-benchmarked method for the simultaneous identification of subjects and behavioral conditions based on fMRI data.</text:span></text:p>
      <text:p text:style-name="P1"><text:span text:style-name="T1">Several brain functions and disorders have been found to be related to multiple brain areas and network effects. Methods based on local information may not capture sufficient information. Hence we base our method on whole brain connectivity analysis. In addition its data driven nature allows applications to a wide range of phenomena without </text:span><text:span text:style-name="T3">ad hoc</text:span><text:span text:style-name="T1"> adjustments.</text:span></text:p>
      <text:p text:style-name="P1"><text:span text:style-name="T1">A significant improvement of our method compared to previous proof-of-concepts comes from the use of effective connectivity, estimated from a recently proposed network model. Indeed we show that effective connectivity is more reliable than functional connectivity, thereby allowing a higher generalization accuracy on novel data.</text:span></text:p>
      <text:p text:style-name="P1"><text:span text:style-name="T1">Our results show that a small amount of data is sufficient to get almost perfect classification of both subject's identity and condition, successfully separating the mixture of variability.</text:span></text:p>
      <text:p text:style-name="P1"><text:span text:style-name="T1">In addition, the proposed method allows to efficiently extract subject's identity and condition-related signatures. As expected the signatures have almost negligible overlap. Finally, we analyze the topology of the two networks corresponding to subject's identity and condition.</text:span></text:p>
      <text:p text:style-name="P1"><text:span text:style-name="T1">Although we test the method on behavioral conditions, its extension to the clinical domain is straightforw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Insabato</meta:initial-creator>
    <meta:creation-date>2017-10-10T12:35:38.378072920</meta:creation-date>
    <dc:date>2017-10-10T12:36:04.668930075</dc:date>
    <dc:creator>Andrea Insabato</dc:creator>
    <meta:editing-duration>P0D</meta:editing-duration>
    <meta:editing-cycles>1</meta:editing-cycles>
    <meta:document-statistic meta:table-count="0" meta:image-count="0" meta:object-count="0" meta:page-count="1" meta:paragraph-count="9" meta:word-count="262" meta:character-count="1853" meta:non-whitespace-character-count="1600"/>
    <meta:generator>LibreOffice/4.2.8.2$Linux_X86_64 LibreOffice_project/420m0$Build-2</meta:generator>
  </office:meta>
</office:document-meta>
</file>